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16.078cm" style:page-number="auto" table:align="margins"/>
    </style:style>
    <style:style style:name="Tableau1.A" style:family="table-column">
      <style:table-column-properties style:column-width="8.04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3">
      <style:text-properties officeooo:rsid="001dca20" officeooo:paragraph-rsid="001dca20"/>
    </style:style>
    <style:style style:name="P2" style:family="paragraph" style:parent-style-name="Standard">
      <style:text-properties fo:font-size="11pt" officeooo:rsid="001c2732" officeooo:paragraph-rsid="001c2732" style:font-size-asian="11pt" style:font-size-complex="11pt"/>
    </style:style>
    <style:style style:name="P3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font-size="11pt" officeooo:paragraph-rsid="001c2732" style:font-size-asian="11pt" style:font-size-complex="11pt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size="11pt" officeooo:rsid="001c2732" officeooo:paragraph-rsid="001dca20" style:font-size-asian="11pt" style:font-size-complex="11pt"/>
    </style:style>
    <style:style style:name="P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font-size="11pt" officeooo:paragraph-rsid="001dca20" style:font-size-asian="11pt" style:font-size-complex="11pt"/>
    </style:style>
    <style:style style:name="T1" style:family="text">
      <style:text-properties officeooo:rsid="001c2732"/>
    </style:style>
    <style:style style:name="T2" style:family="text">
      <style:text-properties officeooo:rsid="001dca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<text:span text:style-name="T1">Copyright (droit d’auteur)</text:span></text:p>
          </table:table-cell>
          <table:table-cell table:style-name="Tableau1.B1" office:value-type="string">
            <text:p text:style-name="P2">autorisation des auteurs</text:p>
          </table:table-cell>
        </table:table-row>
        <table:table-row>
          <table:table-cell table:style-name="Tableau1.A2" office:value-type="string">
            <text:p text:style-name="P5"><text:span text:style-name="T1">il y a des contenus qu’il est légalement interdit de diffuser (nazisme, terrorisme, pédopornographie)</text:span></text:p>
          </table:table-cell>
          <table:table-cell table:style-name="Tableau1.B2" office:value-type="string">
            <text:p text:style-name="P2">autorisation des parents, des personnes filmées/photographiées</text:p>
          </table:table-cell>
        </table:table-row>
        <table:table-row>
          <table:table-cell table:style-name="Tableau1.A2" office:value-type="string">
            <text:p text:style-name="P4">droit à l’image, <text:span text:style-name="T2">données personnelles</text:span></text:p>
          </table:table-cell>
          <table:table-cell table:style-name="Tableau1.B2" office:value-type="string">
            <text:p text:style-name="P2">œuvres diffusées sous licences libres</text:p>
          </table:table-cell>
        </table:table-row>
      </table:table>
      <text:list xml:id="list875132238" text:style-name="L3">
        <text:list-item>
          <text:p text:style-name="P1">Réseau utilisé par les cinémas pour recevoir les films qu’ils diffusent</text:p>
        </text:list-item>
        <text:list-item>
          <text:p text:style-name="P1">Logiciel de Windows pour récupérer les mises à jour</text:p>
        </text:list-item>
        <text:list-item>
          <text:p text:style-name="P1">Plateforme « Peertube » (clone de youtube qui utilise le pair à pair)</text:p>
        </text:list-item>
        <text:list-item>
          <text:p text:style-name="P1">partage de photos de vacances</text:p>
        </text:list-item>
        <text:list-item>
          <text:p text:style-name="P1">partage de votre dernière « œuvre » faite sous Paint</text:p>
        </text:list-item>
        <text:list-item>
          <text:p text:style-name="P1">partage d’une chanson de Michael Jackson</text:p>
        </text:list-item>
        <text:list-item>
          <text:p text:style-name="P1">partage d’une vidéo de vous qui reprenez une chanson de Michael Jackson</text:p>
        </text:list-item>
        <text:list-item>
          <text:p text:style-name="P1">partage d’un roman de Victor Hugo</text:p>
        </text:list-item>
        <text:list-item>
          <text:p text:style-name="P1">partage d’un film que vous avez acheté en DVD</text:p>
        </text:list-item>
        <text:list-item>
          <text:p text:style-name="P1">partage d’ une vidéo que vous avez récupéré sur Youtube</text:p>
        </text:list-item>
        <text:list-item>
          <text:p text:style-name="P1">partage d’un article Wikipédia, ou une image trouvée sur cet article</text:p>
        </text:list-item>
        <text:list-item>
          <text:p text:style-name="P1">partage du logiciel « Firefox »</text:p>
        </text:list-item>
        <text:list-item>
          <text:p text:style-name="P1">partage du jeu « Rocket League »</text:p>
        </text:list-item>
        <text:list-item>
          <text:p text:style-name="P1">partage du bulletin du premier trimestre d’un élè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09:13:24.497000000</meta:creation-date>
    <dc:date>2020-10-07T09:56:06.631000000</dc:date>
    <meta:editing-duration>PT11M30S</meta:editing-duration>
    <meta:editing-cycles>1</meta:editing-cycles>
    <meta:document-statistic meta:table-count="1" meta:image-count="0" meta:object-count="0" meta:page-count="1" meta:paragraph-count="20" meta:word-count="173" meta:character-count="1018" meta:non-whitespace-character-count="879"/>
    <meta:generator>LibreOffice/6.0.6.2$Windows_x86 LibreOffice_project/0c292870b25a325b5ed35f6b45599d2ea4458e77</meta:generator>
  </office:meta>
</office:document-meta>
</file>